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list-style-name="LFO1" style:family="paragraph">
      <style:paragraph-properties fo:break-before="page"/>
    </style:style>
    <style:style style:name="P2" style:parent-style-name="Standard" style:family="paragraph">
      <style:paragraph-properties fo:margin-left="0.4895in">
        <style:tab-stops/>
      </style:paragraph-properties>
    </style:style>
    <style:style style:name="T3" style:parent-style-name="Fuentedepárrafopredeter." style:family="text">
      <style:text-properties fo:language="es" fo:country="ES"/>
    </style:style>
    <style:style style:name="P4" style:parent-style-name="Standard" style:family="paragraph">
      <style:paragraph-properties fo:margin-left="0.4895in">
        <style:tab-stops/>
      </style:paragraph-properties>
      <style:text-properties fo:language="es" fo:country="ES"/>
    </style:style>
    <style:style style:name="P5" style:parent-style-name="Standard" style:family="paragraph">
      <style:paragraph-properties fo:margin-left="0.4895in">
        <style:tab-stops/>
      </style:paragraph-properties>
    </style:style>
    <style:style style:name="T6" style:parent-style-name="Fuentedepárrafopredeter." style:family="text">
      <style:text-properties fo:language="es" fo:country="ES"/>
    </style:style>
    <style:style style:name="T7" style:parent-style-name="Fuentedepárrafopredeter." style:family="text">
      <style:text-properties fo:language="es" fo:country="ES"/>
    </style:style>
    <style:style style:name="P8" style:parent-style-name="Standard" style:family="paragraph">
      <style:paragraph-properties fo:margin-left="0.4895in">
        <style:tab-stops/>
      </style:paragraph-properties>
      <style:text-properties fo:language="es" fo:country="ES"/>
    </style:style>
    <style:style style:name="P9" style:parent-style-name="Standard" style:family="paragraph">
      <style:paragraph-properties fo:margin-left="0.4895in">
        <style:tab-stops/>
      </style:paragraph-properties>
    </style:style>
    <style:style style:name="T10" style:parent-style-name="Fuentedepárrafopredeter." style:family="text">
      <style:text-properties fo:language="es" fo:country="ES"/>
    </style:style>
    <style:style style:name="P11" style:parent-style-name="Standard" style:family="paragraph">
      <style:paragraph-properties fo:margin-left="0.4895in">
        <style:tab-stops/>
      </style:paragraph-properties>
      <style:text-properties fo:language="es" fo:country="ES"/>
    </style:style>
    <style:style style:name="P12" style:parent-style-name="Standard" style:family="paragraph">
      <style:paragraph-properties fo:margin-left="0.4895in">
        <style:tab-stops/>
      </style:paragraph-properties>
    </style:style>
    <style:style style:name="T13" style:parent-style-name="Fuentedepárrafopredeter." style:family="text">
      <style:text-properties fo:language="es" fo:country="ES"/>
    </style:style>
    <style:style style:name="P14" style:parent-style-name="Standard" style:family="paragraph">
      <style:paragraph-properties fo:margin-left="0.4895in">
        <style:tab-stops/>
      </style:paragraph-properties>
    </style:style>
    <style:style style:name="P15" style:parent-style-name="Standard" style:family="paragraph">
      <style:paragraph-properties fo:margin-left="0.4895in">
        <style:tab-stops/>
      </style:paragraph-properties>
    </style:style>
    <style:style style:name="P16" style:parent-style-name="Standard" style:family="paragraph">
      <style:paragraph-properties fo:margin-left="0.4895in">
        <style:tab-stops/>
      </style:paragraph-properties>
    </style:style>
    <style:style style:name="P17" style:parent-style-name="Standard" style:family="paragraph">
      <style:paragraph-properties fo:margin-left="0.4895in">
        <style:tab-stops/>
      </style:paragraph-properties>
    </style:style>
    <style:style style:name="P18" style:parent-style-name="Standard" style:family="paragraph">
      <style:paragraph-properties fo:margin-left="0.4895in">
        <style:tab-stops/>
      </style:paragraph-properties>
    </style:style>
    <style:style style:name="P19" style:parent-style-name="Standard" style:list-style-name="LFO1" style:family="paragraph"/>
    <style:style style:name="P20" style:parent-style-name="Standard" style:family="paragraph">
      <style:paragraph-properties fo:margin-left="0.5in">
        <style:tab-stops/>
      </style:paragraph-properties>
    </style:style>
    <style:style style:name="P21" style:parent-style-name="Standard" style:family="paragraph">
      <style:paragraph-properties fo:margin-left="0.5in">
        <style:tab-stops/>
      </style:paragraph-properties>
    </style:style>
    <style:style style:name="P22" style:parent-style-name="Standard" style:family="paragraph">
      <style:paragraph-properties fo:margin-left="0.5in">
        <style:tab-stops/>
      </style:paragraph-properties>
    </style:style>
    <style:style style:name="P23" style:parent-style-name="Standard" style:family="paragraph">
      <style:paragraph-properties fo:margin-left="0.5in">
        <style:tab-stops/>
      </style:paragraph-properties>
    </style:style>
    <style:style style:name="P24" style:parent-style-name="Standard" style:family="paragraph">
      <style:paragraph-properties fo:margin-left="0.5in">
        <style:tab-stops/>
      </style:paragraph-properties>
    </style:style>
    <style:style style:name="P25" style:parent-style-name="Standard" style:family="paragraph">
      <style:paragraph-properties fo:margin-left="0.5in">
        <style:tab-stops/>
      </style:paragraph-properties>
    </style:style>
    <style:style style:name="P26" style:parent-style-name="Standard" style:family="paragraph">
      <style:paragraph-properties fo:margin-left="0.5in">
        <style:tab-stops/>
      </style:paragraph-properties>
    </style:style>
    <style:style style:name="P27" style:parent-style-name="Standard" style:family="paragraph">
      <style:paragraph-properties fo:margin-left="0.5in">
        <style:tab-stops/>
      </style:paragraph-properties>
    </style:style>
    <style:style style:name="P28" style:parent-style-name="Standard" style:family="paragraph">
      <style:paragraph-properties fo:margin-left="0.5in">
        <style:tab-stops/>
      </style:paragraph-properties>
    </style:style>
    <style:style style:name="P29" style:parent-style-name="Standard" style:family="paragraph">
      <style:paragraph-properties fo:margin-left="0.5in">
        <style:tab-stops/>
      </style:paragraph-properties>
    </style:style>
    <style:style style:name="P30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Clasifica los 10 primeros lenguajes de programación dentro de su nivel de abstracción y paradigma de programación.</text:p>
        </text:list-item>
      </text:list>
      <text:p text:style-name="Standard"/>
      <text:p text:style-name="Standard"><text:tab/>-C: Es la evolución del lenguaje B, de programación estructurada y, aunque es de alto nivel,<text:s/><text:tab/>permite trabajar<text:s/>también a muy bajo nivel.</text:p>
      <text:p text:style-name="Standard"/>
      <text:p text:style-name="Standard"><text:tab/>-Java: Lenguaje que deriva de C y C++, pero con menos opciones de bajo nivel. Es de alto<text:s/><text:tab/>nivel y está orientado a objetos.</text:p>
      <text:p text:style-name="Standard"/>
      <text:p text:style-name="Standard"><text:tab/>-Python: Es un lenguaje de código abierto, de alto nivel y multiparadigma, ya que soporta la<text:s/><text:tab/>programación imperativa, la orientación a objetos y la programación funcional.</text:p>
      <text:p text:style-name="Standard"/>
      <text:p text:style-name="Standard"><text:tab/>-C++: Creado para extender el lenguaje de programación "C" para la manipulación de<text:s/><text:tab/>objetos, por lo que es de programación multiparadigma por tambien usar programación<text:s/><text:tab/>estructurada.<text:s/>Es, tambien, un lenguaje de alto nivel.</text:p>
      <text:p text:style-name="Standard"/>
      <text:p text:style-name="P2">-C#:<text:span text:style-name="T3"><text:s/>Lenguaje cuya sintaxis deriva de la de C y C++ y utiliza un modelo de objetos similar al que utiliza Java. Es un lenguaje multiparadigma y de alto nivel</text:span></text:p>
      <text:p text:style-name="P4"/>
      <text:p text:style-name="P5">-Visual Basic:<text:span text:style-name="T6"><text:s/>Es un lenguaje desarrollado por Microsoft</text:span><text:span text:style-name="T7"><text:s/>fácil de aprender para los principiantes. Es un lenguaje de programación multiparadigma y de alto nivel.</text:span></text:p>
      <text:p text:style-name="P8"/>
      <text:p text:style-name="P9">-JavaScript:<text:span text:style-name="T10"><text:s/>Sintaxis similar al lenguaje C, pero teniendo nombres de Java. Es bastante utilizado en servidores. Es de alto nivel y multiparadigma.</text:span></text:p>
      <text:p text:style-name="P11"/>
      <text:p text:style-name="P12">-PHP:<text:span text:style-name="T13"><text:s/>Lenguaje de código abierto utilizado para el desarrollo web, influido por los lenguajes C, C++ y Java. Es un lenguaje multiparadigma y de alto nivel.</text:span></text:p>
      <text:p text:style-name="P14"/>
      <text:p text:style-name="P15">-R: Se creó para reimplementar el software libre del lenguaje S y se suele utilizar en investigación científica. Lenguaje multiparadigma y de alto nivel.</text:p>
      <text:p text:style-name="P16"/>
      <text:p text:style-name="P17">-SQL: Lenguaje orientado a ser usado para administrar bases de datos. Fue uno de los primeros lenguajes en utilizar el modelo relacional. Es multiparadigma y de alto nivel.</text:p>
      <text:p text:style-name="P18"/>
      <text:list text:style-name="LFO1" text:continue-numbering="true">
        <text:list-item>
          <text:p text:style-name="P19">Clasifica los siguientes<text:s/>lenguajes:</text:p>
        </text:list-item>
      </text:list>
      <text:p text:style-name="P20"/>
      <text:p text:style-name="P21">-Go:<text:s/>Es un lenguaje inspirado en la sintaxis de C, intentando ser dinámico como Python e intentando tener un rendimiento similar a C o C++. Es de alto nivel y está orientado a objetos.</text:p>
      <text:p text:style-name="P22"/>
      <text:p text:style-name="P23">-Dart:<text:s/>Lenguaje de codigo abierto orientado a la programación web. Está influido por Java, Javascript y C#. Es un lenguaje de alto nivel orientado a objetos.</text:p>
      <text:p text:style-name="P24"/>
      <text:p text:style-name="P25">-Kotlin:<text:s/>Lenguaje de alto nivel orientado a objetos que corre en la máquina virtual de Java y que tambien puede ser compilado a código fuente de Javascript.</text:p>
      <text:p text:style-name="P26"/>
      <text:p text:style-name="P27">-Lisp:<text:s/>Creado en 1958, Lisp es el segundo lenguaje de alto nivel más antiguo. Es un lenguaje multiparadigma.</text:p>
      <text:p text:style-name="P28">-Ada:<text:s/>Lenguaje<text:s/>de alto nivel orientado a objetos que recibe su nombre en conmemoración de la considerada primera mujer programadora, Ada Byron.</text:p>
      <text:p text:style-name="P29"/>
      <text:p text:style-name="P30">-Fortran:<text:s/>Lenguaje de alto nivel desarrolllado por IBM, adaptado al cálculo numéric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rian Lopez Carpintero</dc:creator>
    <meta:creation-date>2009-04-16T11:32:00Z</meta:creation-date>
    <dc:date>2020-10-20T15:38:00Z</dc:date>
    <meta:template xlink:href="Normal.dotm" xlink:type="simple"/>
    <meta:editing-cycles>12</meta:editing-cycles>
    <meta:editing-duration>PT4740S</meta:editing-duration>
    <meta:user-defined meta:name="Info 1"/>
    <meta:user-defined meta:name="Info 2"/>
    <meta:user-defined meta:name="Info 3"/>
    <meta:user-defined meta:name="Info 4"/>
    <meta:document-statistic meta:page-count="1" meta:paragraph-count="5" meta:word-count="402" meta:character-count="2612" meta:row-count="18" meta:non-whitespace-character-count="2215"/>
  </office:meta>
</office:document-meta>
</file>